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s/>(extreme valu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s/>(Fourier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s/>(algebraic topology of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s/>(co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/>(computer science) 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7:51:25.586436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8:02:22.074734304</dc:date>
    <meta:editing-duration>PT13H16M18S</meta:editing-duration>
    <meta:editing-cycles>478</meta:editing-cycles>
    <meta:generator>LibreOffice/7.1.3.2$Linux_X86_64 LibreOffice_project/10$Build-2</meta:generator>
    <meta:document-statistic meta:table-count="8" meta:cell-count="2453" meta:object-count="0"/>
  </office:meta>
</office:document-meta>
</file>